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.8984in" svg:height="1.6283in" svg:x="4.8012in" svg:y="0.2413in">
            <draw:object draw:notify-on-update-of-ranges="Sheet1.B3:Sheet1.B5 Sheet1.C3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.5154in" svg:height="1.8843in" svg:x="4.8457in" svg:y="2.0909in">
            <draw:object draw:notify-on-update-of-ranges="Sheet1.B9:Sheet1.B12 Sheet1.C9:Sheet1.C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hree Engine layou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.0</text:p>
          </table:table-cell>
          <table:table-cell office:value-type="float" office:value="-1.1" calcext:value-type="float">
            <text:p>-1.1</text:p>
          </table:table-cell>
          <table:table-cell/>
          <table:table-cell table:formula="of:=[.B3] &amp; &quot;, -0.1, &quot; &amp; [.C3]" office:value-type="string" office:string-value="0, -0.1, -1.1" calcext:value-type="string">
            <text:p>0, -0.1, -1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263" calcext:value-type="float">
            <text:p>0.95263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[.B4] &amp; &quot;, -0.1, &quot; &amp; [.C4]" office:value-type="string" office:string-value="0.95263, -0.1, 0.55" calcext:value-type="string">
            <text:p>0.95263, -0.1, 0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95263" calcext:value-type="float">
            <text:p>-0.95263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[.B5] &amp; &quot;, -0.1, &quot; &amp; [.C5]" office:value-type="string" office:string-value="-0.95263, -0.1, 0.55" calcext:value-type="string">
            <text:p>-0.95263, -0.1, 0.55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ur engine layou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263" calcext:value-type="float">
            <text:p>0.95263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[.B9] &amp; &quot;, -0.1, &quot; &amp; [.C9]" office:value-type="string" office:string-value="0.95263, -0.1, 0.55" calcext:value-type="string">
            <text:p>0.95263, -0.1, 0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95263" calcext:value-type="float">
            <text:p>-0.95263</text:p>
          </table:table-cell>
          <table:table-cell office:value-type="float" office:value="0.55" calcext:value-type="float">
            <text:p>0.55</text:p>
          </table:table-cell>
          <table:table-cell/>
          <table:table-cell table:formula="of:=[.B10] &amp; &quot;, -0.1, &quot; &amp; [.C10]" office:value-type="string" office:string-value="-0.95263, -0.1, 0.55" calcext:value-type="string">
            <text:p>-0.95263, -0.1, 0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263" calcext:value-type="float">
            <text:p>0.95263</text:p>
          </table:table-cell>
          <table:table-cell office:value-type="float" office:value="-1.1" calcext:value-type="float">
            <text:p>-1.1</text:p>
          </table:table-cell>
          <table:table-cell/>
          <table:table-cell table:formula="of:=[.B11] &amp; &quot;, -0.1, &quot; &amp; [.C11]" office:value-type="string" office:string-value="0.95263, -0.1, -1.1" calcext:value-type="string">
            <text:p>0.95263, -0.1, -1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95263" calcext:value-type="float">
            <text:p>-0.95263</text:p>
          </table:table-cell>
          <table:table-cell office:value-type="float" office:value="-1.1" calcext:value-type="float">
            <text:p>-1.1</text:p>
          </table:table-cell>
          <table:table-cell/>
          <table:table-cell table:formula="of:=[.B12] &amp; &quot;, -0.1, &quot; &amp; [.C12]" office:value-type="string" office:string-value="-0.95263, -0.1, -1.1" calcext:value-type="string">
            <text:p>-0.95263, -0.1, -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21:34:04.811000000</meta:creation-date>
    <dc:date>2022-09-13T21:49:06.245000000</dc:date>
    <meta:editing-duration>PT3M50S</meta:editing-duration>
    <meta:editing-cycles>2</meta:editing-cycles>
    <meta:generator>LibreOffice/7.3.5.2$Windows_X86_64 LibreOffice_project/184fe81b8c8c30d8b5082578aee2fed2ea847c01</meta:generator>
    <meta:document-statistic meta:table-count="1" meta:cell-count="3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363cm" svg:height="4.137cm" xlink:href=".." xlink:type="simple" chart:class="chart:scatter" chart:style-name="ch1">
        <chart:legend chart:legend-position="end" svg:x="5.1cm" svg:y="1.769cm" style:legend-expansion="high" chart:style-name="ch2"/>
        <chart:plot-area chart:style-name="ch3" table:cell-range-address="Sheet1.B3:Sheet1.C5" svg:x="0.147cm" svg:y="0.082cm" svg:width="4.806cm" svg:height="3.973cm">
          <chart:coordinate-region svg:x="0.438cm" svg:y="0.281cm" svg:width="4.275cm" svg:height="3.5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5" chart:class="chart:scatter">
            <chart:domain table:cell-range-address="Sheet1.B3:Sheet1.B5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5</svg:desc>
                </draw:g>
              </table:table-cell>
              <table:table-cell office:value-type="float" office:value="-1.1">
                <text:p>-1.1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5263">
                <text:p>0.9526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5263">
                <text:p>-0.95263</text:p>
              </table:table-cell>
              <table:table-cell office:value-type="float" office:value="0.55">
                <text:p>0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93cm" svg:height="4.787cm" xlink:href=".." xlink:type="simple" chart:class="chart:scatter" chart:style-name="ch1">
        <chart:legend chart:legend-position="end" svg:x="6.667cm" svg:y="2.094cm" style:legend-expansion="high" chart:style-name="ch2"/>
        <chart:plot-area chart:style-name="ch3" table:cell-range-address="Sheet1.B9:Sheet1.C12" svg:x="0.178cm" svg:y="0.095cm" svg:width="6.311cm" svg:height="4.597cm">
          <chart:coordinate-region svg:x="0.469cm" svg:y="0.295cm" svg:width="5.78cm" svg:height="4.1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9:Sheet1.C12" chart:class="chart:scatter">
            <chart:domain table:cell-range-address="Sheet1.B9:Sheet1.B12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263">
                <text:p>0.95263</text:p>
                <draw:g>
                  <svg:desc>Sheet1.B9:Sheet1.B12</svg:desc>
                </draw:g>
              </table:table-cell>
              <table:table-cell office:value-type="float" office:value="0.55">
                <text:p>0.55</text:p>
                <draw:g>
                  <svg:desc>Sheet1.C9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5263">
                <text:p>-0.9526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263">
                <text:p>0.95263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5263">
                <text:p>-0.95263</text:p>
              </table:table-cell>
              <table:table-cell office:value-type="float" office:value="-1.1">
                <text:p>-1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5.2$Windows_X86_64 LibreOffice_project/184fe81b8c8c30d8b5082578aee2fed2ea847c0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